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1.3043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1055in"/>
    </style:style>
    <style:style style:name="co6" style:family="table-column">
      <style:table-column-properties fo:break-before="auto" style:column-width="1.5547in"/>
    </style:style>
    <style:style style:name="co7" style:family="table-column">
      <style:table-column-properties fo:break-before="auto" style:column-width="1.8209in"/>
    </style:style>
    <style:style style:name="co8" style:family="table-column">
      <style:table-column-properties fo:break-before="auto" style:column-width="1.5189in"/>
    </style:style>
    <style:style style:name="co9" style:family="table-column">
      <style:table-column-properties fo:break-before="auto" style:column-width="0.9272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_MCN1_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tipo parcelamento</text:p>
          </table:table-cell>
          <table:table-cell office:value-type="string" calcext:value-type="string">
            <text:p>ajuizamento</text:p>
          </table:table-cell>
          <table:table-cell office:value-type="string" calcext:value-type="string">
            <text:p>va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Não Ajuizado</text:p>
          </table:table-cell>
          <table:table-cell office:value-type="float" office:value="14979003.93" calcext:value-type="float">
            <text:p>14979003.93</text:p>
          </table:table-cell>
          <table:table-cell/>
          <table:table-cell table:style-name="ce1" office:value-type="string" calcext:value-type="string">
            <text:p>Sum - valor</text:p>
          </table:table-cell>
          <table:table-cell table:style-name="ce6" office:value-type="string" calcext:value-type="string">
            <text:p>ajuizamento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Ajuizado</text:p>
          </table:table-cell>
          <table:table-cell office:value-type="float" office:value="72734399.84" calcext:value-type="float">
            <text:p>72734399.84</text:p>
          </table:table-cell>
          <table:table-cell/>
          <table:table-cell table:style-name="ce1" office:value-type="string" calcext:value-type="string">
            <text:p>Sum - valor</text:p>
          </table:table-cell>
          <table:table-cell table:style-name="ce6" office:value-type="string" calcext:value-type="string">
            <text:p>ajuizamento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Não Ajuizado</text:p>
          </table:table-cell>
          <table:table-cell office:value-type="float" office:value="2007829.21" calcext:value-type="float">
            <text:p>2007829.21</text:p>
          </table:table-cell>
          <table:table-cell/>
          <table:table-cell table:style-name="ce2" office:value-type="string" calcext:value-type="string">
            <text:p>ano</text:p>
          </table:table-cell>
          <table:table-cell table:style-name="ce7" office:value-type="string" calcext:value-type="string">
            <text:p>Ajuizado</text:p>
          </table:table-cell>
          <table:table-cell table:style-name="ce15" office:value-type="string" calcext:value-type="string">
            <text:p>Não Ajuizado</text:p>
          </table:table-cell>
          <table:table-cell table:style-name="ce26" office:value-type="string" calcext:value-type="string">
            <text:p>Total Res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Ajuizado</text:p>
          </table:table-cell>
          <table:table-cell office:value-type="float" office:value="5543690.82" calcext:value-type="float">
            <text:p>5543690.82</text:p>
          </table:table-cell>
          <table:table-cell/>
          <table:table-cell table:style-name="ce3" office:value-type="float" office:value="2021" calcext:value-type="float">
            <text:p>2021</text:p>
          </table:table-cell>
          <table:table-cell table:style-name="ce8" office:value-type="float" office:value="2190226480.21" calcext:value-type="float">
            <text:p>2190226480.21</text:p>
          </table:table-cell>
          <table:table-cell table:style-name="ce16" office:value-type="float" office:value="478080196.46" calcext:value-type="float">
            <text:p>478080196.46</text:p>
          </table:table-cell>
          <table:table-cell table:style-name="ce27" office:value-type="float" office:value="2668306676.67" calcext:value-type="float">
            <text:p>2668306676.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Não Ajuizado</text:p>
          </table:table-cell>
          <table:table-cell office:value-type="float" office:value="257176710.45" calcext:value-type="float">
            <text:p>257176710.45</text:p>
          </table:table-cell>
          <table:table-cell/>
          <table:table-cell table:style-name="ce4" office:value-type="float" office:value="2022" calcext:value-type="float">
            <text:p>2022</text:p>
          </table:table-cell>
          <table:table-cell table:style-name="ce9" office:value-type="float" office:value="1742020705.62" calcext:value-type="float">
            <text:p>1742020705.62</text:p>
          </table:table-cell>
          <table:table-cell table:style-name="ce17" office:value-type="float" office:value="423141909.39" calcext:value-type="float">
            <text:p>423141909.39</text:p>
          </table:table-cell>
          <table:table-cell table:style-name="ce28" office:value-type="float" office:value="2165162615.01" calcext:value-type="float">
            <text:p>2165162615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Ajuizado</text:p>
          </table:table-cell>
          <table:table-cell office:value-type="float" office:value="1444064699.62" calcext:value-type="float">
            <text:p>1444064699.62</text:p>
          </table:table-cell>
          <table:table-cell/>
          <table:table-cell table:style-name="ce5" office:value-type="string" calcext:value-type="string">
            <text:p>Total Result</text:p>
          </table:table-cell>
          <table:table-cell table:style-name="ce10" office:value-type="float" office:value="3932247185.83" calcext:value-type="float">
            <text:p>3932247185.83</text:p>
          </table:table-cell>
          <table:table-cell table:style-name="ce18" office:value-type="float" office:value="901222105.85" calcext:value-type="float">
            <text:p>901222105.85</text:p>
          </table:table-cell>
          <table:table-cell table:style-name="ce21" office:value-type="float" office:value="4833469291.68" calcext:value-type="float">
            <text:p>4833469291.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Não Ajuizado</text:p>
          </table:table-cell>
          <table:table-cell office:value-type="float" office:value="82863998.18" calcext:value-type="float">
            <text:p>82863998.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Ajuizado</text:p>
          </table:table-cell>
          <table:table-cell office:value-type="float" office:value="158036811.21" calcext:value-type="float">
            <text:p>158036811.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Não Ajuizado</text:p>
          </table:table-cell>
          <table:table-cell office:value-type="float" office:value="88468444.78" calcext:value-type="float">
            <text:p>88468444.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Ajuizado</text:p>
          </table:table-cell>
          <table:table-cell office:value-type="float" office:value="441931821.02" calcext:value-type="float">
            <text:p>441931821.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Não Ajuizado</text:p>
          </table:table-cell>
          <table:table-cell office:value-type="float" office:value="32584209.91" calcext:value-type="float">
            <text:p>32584209.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Ajuizado</text:p>
          </table:table-cell>
          <table:table-cell office:value-type="float" office:value="67915057.7" calcext:value-type="float">
            <text:p>67915057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Não Ajuizado</text:p>
          </table:table-cell>
          <table:table-cell office:value-type="float" office:value="17502951.48" calcext:value-type="float">
            <text:p>17502951.48</text:p>
          </table:table-cell>
          <table:table-cell table:number-columns-repeated="2"/>
          <table:table-cell table:style-name="ce3" office:value-type="float" office:value="2021" calcext:value-type="float">
            <text:p>2021</text:p>
          </table:table-cell>
          <table:table-cell table:style-name="ce19" office:value-type="float" office:value="2668306676.67" calcext:value-type="float">
            <text:p>2668306676.67</text:p>
          </table:table-cell>
          <table:table-cell table:style-name="ce29" table:formula="of:=[.J17]/[.J19]" office:value-type="percentage" office:value="0.552047921616682" calcext:value-type="percentage">
            <text:p>55.20%</text:p>
          </table:table-cell>
          <table:table-cell table:style-name="ce29" table:formula="of:=[.K18]-[.K17]" office:value-type="percentage" office:value="-0.104095843233364" calcext:value-type="percentage">
            <text:p>-10.41%</text:p>
          </table:table-cell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Ajuizado</text:p>
          </table:table-cell>
          <table:table-cell office:value-type="float" office:value="69658604.67" calcext:value-type="float">
            <text:p>69658604.67</text:p>
          </table:table-cell>
          <table:table-cell table:number-columns-repeated="2"/>
          <table:table-cell table:style-name="ce4" office:value-type="float" office:value="2022" calcext:value-type="float">
            <text:p>2022</text:p>
          </table:table-cell>
          <table:table-cell table:style-name="ce20" office:value-type="float" office:value="2165162615.01" calcext:value-type="float">
            <text:p>2165162615.01</text:p>
          </table:table-cell>
          <table:table-cell table:style-name="ce29" table:formula="of:=[.J18]/[.J19]" office:value-type="percentage" office:value="0.447952078383318" calcext:value-type="percentage">
            <text:p>44.8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Não Ajuizado</text:p>
          </table:table-cell>
          <table:table-cell office:value-type="float" office:value="2540304.13" calcext:value-type="float">
            <text:p>2540304.13</text:p>
          </table:table-cell>
          <table:table-cell table:number-columns-repeated="2"/>
          <table:table-cell table:style-name="ce5" office:value-type="string" calcext:value-type="string">
            <text:p>Total Result</text:p>
          </table:table-cell>
          <table:table-cell table:style-name="ce21" table:formula="of:=SUM([.J17:.J18])" office:value-type="float" office:value="4833469291.68" calcext:value-type="float">
            <text:p>4833469291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Não_Tribut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Ajuizado</text:p>
          </table:table-cell>
          <table:table-cell office:value-type="float" office:value="6516543.93" calcext:value-type="float">
            <text:p>6516543.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Não Ajuizado</text:p>
          </table:table-cell>
          <table:table-cell office:value-type="float" office:value="253493954.66" calcext:value-type="float">
            <text:p>253493954.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Ajuizado</text:p>
          </table:table-cell>
          <table:table-cell office:value-type="float" office:value="1393270957.71" calcext:value-type="float">
            <text:p>1393270957.71</text:p>
          </table:table-cell>
          <table:table-cell/>
          <table:table-cell table:style-name="ce2" office:value-type="string" calcext:value-type="string">
            <text:p>ano</text:p>
          </table:table-cell>
          <table:table-cell table:style-name="ce7" office:value-type="string" calcext:value-type="string">
            <text:p>Ajuizado</text:p>
          </table:table-cell>
          <table:table-cell table:style-name="ce15" office:value-type="string" calcext:value-type="string">
            <text:p>Não Ajuizado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Não Ajuizado</text:p>
          </table:table-cell>
          <table:table-cell office:value-type="float" office:value="110744613.18" calcext:value-type="float">
            <text:p>110744613.18</text:p>
          </table:table-cell>
          <table:table-cell/>
          <table:table-cell table:style-name="ce3" office:value-type="float" office:value="2021" calcext:value-type="float">
            <text:p>2021</text:p>
          </table:table-cell>
          <table:table-cell table:style-name="ce11" table:formula="of:=[.I8]/[.K8]" office:value-type="percentage" office:value="0.820830116477977" calcext:value-type="percentage">
            <text:p>82.08%</text:p>
          </table:table-cell>
          <table:table-cell table:style-name="ce22" table:formula="of:=[.J8]/[.K8]" office:value-type="percentage" office:value="0.179169883522023" calcext:value-type="percentage">
            <text:p>17.92%</text:p>
          </table:table-cell>
          <table:table-cell table:style-name="ce27"/>
          <table:table-cell table:number-columns-repeated="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Não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Ajuizado</text:p>
          </table:table-cell>
          <table:table-cell office:value-type="float" office:value="193166293.63" calcext:value-type="float">
            <text:p>193166293.63</text:p>
          </table:table-cell>
          <table:table-cell/>
          <table:table-cell table:style-name="ce4" office:value-type="float" office:value="2022" calcext:value-type="float">
            <text:p>2022</text:p>
          </table:table-cell>
          <table:table-cell table:style-name="ce12" table:formula="of:=[.I9]/[.K9]" office:value-type="percentage" office:value="0.804568069642175" calcext:value-type="percentage">
            <text:p>80.46%</text:p>
          </table:table-cell>
          <table:table-cell table:style-name="ce23" table:formula="of:=[.J9]/[.K9]" office:value-type="percentage" office:value="0.195431930357825" calcext:value-type="percentage">
            <text:p>19.54%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Não Ajuizado</text:p>
          </table:table-cell>
          <table:table-cell office:value-type="float" office:value="22646518.14" calcext:value-type="float">
            <text:p>22646518.14</text:p>
          </table:table-cell>
          <table:table-cell/>
          <table:table-cell table:style-name="ce5" office:value-type="string" calcext:value-type="string">
            <text:p>Variação (%)</text:p>
          </table:table-cell>
          <table:table-cell table:style-name="ce13" table:formula="of:=1-([.I23]/[.I24])" office:value-type="percentage" office:value="-0.0202121454347977" calcext:value-type="percentage">
            <text:p>-2.02%</text:p>
          </table:table-cell>
          <table:table-cell table:style-name="ce13" table:formula="of:=1-([.J23]/[.J24])" office:value-type="percentage" office:value="0.0832107977750968" calcext:value-type="percentage">
            <text:p>8.32%</text:p>
          </table:table-cell>
          <table:table-cell table:style-name="ce21"/>
          <table:table-cell table:number-columns-repeated="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Não Parcelado</text:p>
          </table:table-cell>
          <table:table-cell office:value-type="string" calcext:value-type="string">
            <text:p>Ajuizado</text:p>
          </table:table-cell>
          <table:table-cell office:value-type="float" office:value="63950995.65" calcext:value-type="float">
            <text:p>63950995.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Não Ajuizado</text:p>
          </table:table-cell>
          <table:table-cell office:value-type="float" office:value="16213567.8" calcext:value-type="float">
            <text:p>16213567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ributários Previdenciários</text:p>
          </table:table-cell>
          <table:table-cell office:value-type="string" calcext:value-type="string">
            <text:p>Parcelado</text:p>
          </table:table-cell>
          <table:table-cell office:value-type="string" calcext:value-type="string">
            <text:p>Ajuizado</text:p>
          </table:table-cell>
          <table:table-cell office:value-type="float" office:value="15457310.03" calcext:value-type="float">
            <text:p>1545731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24" office:value-type="float" office:value="2190226480.21" calcext:value-type="float">
            <text:p>2190226480.2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4" office:value-type="float" office:value="1742020705.62" calcext:value-type="float">
            <text:p>1742020705.62</text:p>
          </table:table-cell>
          <table:table-cell table:style-name="ce29" table:formula="of:=1-([.J31]/[.J30])" office:value-type="percentage" office:value="0.20463900817555" calcext:value-type="percentage">
            <text:p>20.46%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table:style-name="ce24" office:value-type="float" office:value="2190226480.21" calcext:value-type="float">
            <text:p>2190226480.21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4" office:value-type="float" office:value="1742020705.62" calcext:value-type="float">
            <text:p>1742020705.62</text:p>
          </table:table-cell>
          <table:table-cell table:style-name="ce29" table:formula="of:=([.J37]-[.J36])/[.J36]" office:value-type="percentage" office:value="-0.20463900817555" calcext:value-type="percentage">
            <text:p>-20.46%</text:p>
          </table:table-cell>
          <table:table-cell table:number-columns-repeated="2"/>
        </table:table-row>
      </table:table>
      <table:table table:name="Pivot Table_PR_MCN1_2023_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PR_MCN1_2023.H6:PR_MCN1_2023.K10" table:buttons="PR_MCN1_2023.H7 PR_MCN1_2023.I6" table:show-filter-button="false" table:drill-down-on-double-click="false">
          <table:source-cell-range table:cell-range-address="PR_MCN1_2023.B4:PR_MCN1_2023.F28"/>
          <table:data-pilot-field table:source-field-name="ajuizamento" table:orientation="column" table:used-hierarchy="0" table:function="auto">
            <table:data-pilot-level table:show-empty="false" calcext:repeat-item-labels="false">
              <table:data-pilot-members>
                <table:data-pilot-member table:name="Ajuizado" table:display="true" table:show-details="true"/>
                <table:data-pilot-member table:name="Não Ajuiza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o" table:orientation="row" table:used-hierarchy="0" table:function="auto">
            <table:data-pilot-level table:show-empty="false" calcext:repeat-item-labels="false">
              <table:data-pilot-members>
                <table:data-pilot-member table:name="2021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2007829.21" table:display="true" table:show-details="true"/>
                <table:data-pilot-member table:name="2540304.13" table:display="true" table:show-details="true"/>
                <table:data-pilot-member table:name="5543690.82" table:display="true" table:show-details="true"/>
                <table:data-pilot-member table:name="6516543.93" table:display="true" table:show-details="true"/>
                <table:data-pilot-member table:name="14979003.93" table:display="true" table:show-details="true"/>
                <table:data-pilot-member table:name="15457310.03" table:display="true" table:show-details="true"/>
                <table:data-pilot-member table:name="16213567.8" table:display="true" table:show-details="true"/>
                <table:data-pilot-member table:name="17502951.48" table:display="true" table:show-details="true"/>
                <table:data-pilot-member table:name="22646518.14" table:display="true" table:show-details="true"/>
                <table:data-pilot-member table:name="32584209.91" table:display="true" table:show-details="true"/>
                <table:data-pilot-member table:name="63950995.65" table:display="true" table:show-details="true"/>
                <table:data-pilot-member table:name="67915057.7" table:display="true" table:show-details="true"/>
                <table:data-pilot-member table:name="69658604.67" table:display="true" table:show-details="true"/>
                <table:data-pilot-member table:name="72734399.84" table:display="true" table:show-details="true"/>
                <table:data-pilot-member table:name="82863998.18" table:display="true" table:show-details="true"/>
                <table:data-pilot-member table:name="88468444.78" table:display="true" table:show-details="true"/>
                <table:data-pilot-member table:name="110744613.18" table:display="true" table:show-details="true"/>
                <table:data-pilot-member table:name="158036811.21" table:display="true" table:show-details="true"/>
                <table:data-pilot-member table:name="193166293.63" table:display="true" table:show-details="true"/>
                <table:data-pilot-member table:name="253493954.66" table:display="true" table:show-details="true"/>
                <table:data-pilot-member table:name="257176710.45" table:display="true" table:show-details="true"/>
                <table:data-pilot-member table:name="441931821.02" table:display="true" table:show-details="true"/>
                <table:data-pilot-member table:name="1393270957.71" table:display="true" table:show-details="true"/>
                <table:data-pilot-member table:name="1444064699.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R_MCN1_2023.H5:PR_MCN1_2023.K9" table:buttons="PR_MCN1_2023.H7 PR_MCN1_2023.I6" table:show-filter-button="false" table:drill-down-on-double-click="false">
          <table:source-cell-range table:cell-range-address="PR_MCN1_2023.B4:PR_MCN1_2023.F28"/>
          <table:data-pilot-field table:source-field-name="ajuizamento" table:orientation="column" table:used-hierarchy="0" table:function="auto">
            <table:data-pilot-level table:show-empty="false" calcext:repeat-item-labels="false">
              <table:data-pilot-members>
                <table:data-pilot-member table:name="Ajuizado" table:display="true" table:show-details="true"/>
                <table:data-pilot-member table:name="Não Ajuiza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o" table:orientation="row" table:used-hierarchy="0" table:function="auto">
            <table:data-pilot-level table:show-empty="false" calcext:repeat-item-labels="false">
              <table:data-pilot-members>
                <table:data-pilot-member table:name="2021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2007829.21" table:display="true" table:show-details="true"/>
                <table:data-pilot-member table:name="2540304.13" table:display="true" table:show-details="true"/>
                <table:data-pilot-member table:name="5543690.82" table:display="true" table:show-details="true"/>
                <table:data-pilot-member table:name="6516543.93" table:display="true" table:show-details="true"/>
                <table:data-pilot-member table:name="14979003.93" table:display="true" table:show-details="true"/>
                <table:data-pilot-member table:name="15457310.03" table:display="true" table:show-details="true"/>
                <table:data-pilot-member table:name="16213567.8" table:display="true" table:show-details="true"/>
                <table:data-pilot-member table:name="17502951.48" table:display="true" table:show-details="true"/>
                <table:data-pilot-member table:name="22646518.14" table:display="true" table:show-details="true"/>
                <table:data-pilot-member table:name="32584209.91" table:display="true" table:show-details="true"/>
                <table:data-pilot-member table:name="63950995.65" table:display="true" table:show-details="true"/>
                <table:data-pilot-member table:name="67915057.7" table:display="true" table:show-details="true"/>
                <table:data-pilot-member table:name="69658604.67" table:display="true" table:show-details="true"/>
                <table:data-pilot-member table:name="72734399.84" table:display="true" table:show-details="true"/>
                <table:data-pilot-member table:name="82863998.18" table:display="true" table:show-details="true"/>
                <table:data-pilot-member table:name="88468444.78" table:display="true" table:show-details="true"/>
                <table:data-pilot-member table:name="110744613.18" table:display="true" table:show-details="true"/>
                <table:data-pilot-member table:name="158036811.21" table:display="true" table:show-details="true"/>
                <table:data-pilot-member table:name="193166293.63" table:display="true" table:show-details="true"/>
                <table:data-pilot-member table:name="253493954.66" table:display="true" table:show-details="true"/>
                <table:data-pilot-member table:name="257176710.45" table:display="true" table:show-details="true"/>
                <table:data-pilot-member table:name="441931821.02" table:display="true" table:show-details="true"/>
                <table:data-pilot-member table:name="1393270957.71" table:display="true" table:show-details="true"/>
                <table:data-pilot-member table:name="1444064699.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9:28:17.012754161</meta:creation-date>
    <dc:date>2025-05-03T22:48:48.472495516</dc:date>
    <meta:editing-duration>PT2H3M6S</meta:editing-duration>
    <meta:editing-cycles>1</meta:editing-cycles>
    <meta:document-statistic meta:table-count="2" meta:cell-count="172" meta:object-count="0"/>
    <meta:generator>LibreOffice/24.2.7.2$Linux_X86_64 LibreOffice_project/420$Build-2</meta:generator>
  </office:meta>
</office:document-meta>
</file>